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893" svg:stroke-width="0.019cm" svg:stroke-color="#9999ff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4894" svg:stroke-width="0.019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4895" svg:stroke-width="0.019cm" svg:stroke-color="#000000" draw:marker-start="" draw:marker-start-width="0.3cm" draw:marker-start-center="false" draw:marker-end="" draw:marker-end-width="0.3cm" draw:marker-end-center="false" draw:fill="solid" draw:fill-color="#0098c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896" svg:stroke-width="0.019cm" svg:stroke-color="#000000" draw:marker-start="" draw:marker-start-width="0.3cm" draw:marker-start-center="false" draw:marker-end="" draw:marker-end-width="0.3cm" draw:marker-end-center="false" draw:fill="solid" draw:fill-color="#0098c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4897" svg:stroke-width="0.019cm" svg:stroke-color="#000000" draw:marker-start="" draw:marker-start-width="0.3cm" draw:marker-start-center="false" draw:marker-end="" draw:marker-end-width="0.3cm" draw:marker-end-center="false" draw:fill="solid" draw:fill-color="#0098c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98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455cm" svg:height="1.524cm" svg:x="10.178cm" svg:y="14.232cm" svg:viewBox="0 0 1456 1525" draw:points="4,1484 708,0 1456,1525 0,1499 0,1490">
            <text:p/>
          </draw:polygon>
          <draw:ellipse draw:style-name="gr2" draw:text-style-name="P2" draw:layer="layout" svg:width="1.504cm" svg:height="0.433cm" svg:x="10.143cm" svg:y="15.545cm">
            <text:p/>
          </draw:ellipse>
          <draw:line draw:style-name="gr3" draw:text-style-name="P3" draw:layer="layout" svg:x1="11.647cm" svg:y1="15.761cm" svg:x2="10.881cm" svg:y2="14.202cm">
            <text:p/>
          </draw:line>
          <draw:line draw:style-name="gr4" draw:text-style-name="P3" draw:layer="layout" svg:x1="10.136cm" svg:y1="15.76cm" svg:x2="10.882cm" svg:y2="14.216cm">
            <text:p/>
          </draw:line>
          <draw:ellipse draw:style-name="gr5" draw:text-style-name="P3" draw:layer="layout" svg:width="1.504cm" svg:height="0.458cm" svg:x="10.143cm" svg:y="15.522cm" draw:kind="arc" draw:start-angle="181.65" draw:end-angle="356.18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893" draw:display-name="Dashed (var) 4893" draw:style="rect" draw:dots1="1" draw:dots1-length="6%" draw:distance="6%"/>
    <draw:stroke-dash draw:name="Dashed_20__28_var_29__20_4894" draw:display-name="Dashed (var) 4894" draw:style="rect" draw:dots1="1" draw:dots1-length="0.016cm" draw:dots2="1" draw:dots2-length="0.016cm" draw:distance="0.016cm"/>
    <draw:stroke-dash draw:name="Dashed_20__28_var_29__20_4895" draw:display-name="Dashed (var) 4895" draw:style="rect" draw:dots1="1" draw:dots1-length="6%" draw:distance="6%"/>
    <draw:stroke-dash draw:name="Dashed_20__28_var_29__20_4896" draw:display-name="Dashed (var) 4896" draw:style="rect" draw:dots1="1" draw:dots1-length="6%" draw:distance="6%"/>
    <draw:stroke-dash draw:name="Dashed_20__28_var_29__20_4897" draw:display-name="Dashed (var) 4897" draw:style="rect" draw:dots1="1" draw:dots1-length="6%" draw:distance="6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5:35:38.513182827</meta:creation-date>
    <dc:date>2018-05-14T15:35:51.589682961</dc:date>
    <meta:editing-duration>PT13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